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a91" officeooo:paragraph-rsid="0002e9cb"/>
    </style:style>
    <style:style style:name="P2" style:family="paragraph" style:parent-style-name="Standard">
      <style:text-properties officeooo:rsid="0002e9cb" officeooo:paragraph-rsid="0002e9cb"/>
    </style:style>
    <style:style style:name="P3" style:family="paragraph" style:parent-style-name="Standard">
      <style:text-properties fo:font-weight="bold" officeooo:rsid="0002e9cb" officeooo:paragraph-rsid="0002e9cb" style:font-weight-asian="bold" style:font-weight-complex="bold"/>
    </style:style>
    <style:style style:name="T1" style:family="text">
      <style:text-properties officeooo:rsid="00024283"/>
    </style:style>
    <style:style style:name="T2" style:family="text">
      <style:text-properties officeooo:rsid="0002e9cb"/>
    </style:style>
    <style:style style:name="T3" style:family="text">
      <style:text-properties officeooo:rsid="0003ed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TF</text:p>
      <text:p text:style-name="P2"/>
      <text:p text:style-name="P2"><text:tab/>O CTF(Capture The Flag) será um jogo</text:p>
      <text:p text:style-name="P1"><text:tab/>O grupo tem como objetivo a implementação de um jogo <text:span text:style-name="T1">digital semelhante ao jogo</text:span> Ca<text:span text:style-name="T3">pture</text:span> the flag (<text:span text:style-name="T1">Pique-</text:span>bandeira) <text:span text:style-name="T2">e que será denominado pelo acrônimo CTF</text:span>. <text:span text:style-name="T1">O jogo seria 2D e formado por um mapa dividido em 2 territórios com labirintos no interior de cada território (imagem1) . O jogo é constituído por 2 times e cada time é constituído por 1 usuário e 2 bots. O objetivo do jogo é o de capturar a bandeira do time adversário e trazê-la até os seu território ou congelar todos os adversários. Os jogadores são congelados quando são tocados por adversários no território inimigo ou pelo uso de bombas congelantes as quais aparecem aleatoriamente ao longo do mapa. Os jogadores são descongelados caso um dos jogadores de seu time encostarem no usuário congelado. A fim de tornar o jogo competitivo será desenvolvida uma Inteligência Artificial para controlar o comportamento dos bots nas várias situações do jogo. Uma das situações em que o comportamento dos bots seria importante é a de quando o usuário é congelado e então um dos bots terá de descongelá-lo de acordo com a distância em relação ao usuário. </text:span></text:p>
      <text:p text:style-name="P1"/>
      <text:p text:style-name="P3">Threads</text:p>
      <text:p text:style-name="P2"/>
      <text:p text:style-name="P1"><text:span text:style-name="T1">A implementação de threads se daria no aparecimento dos diversos itens no mapa, pelo controle da movimentação de cada bot e pelo comportamento das bombas durante o jogo. As bombas tem um tempo de explosão especifíco e caso encostem em um jogador, explodem automaticamente. Existem vários tipos de bomba com diferentes tipos de raios de explosão. Além disso, serão implementados semáforos em áreas no mapa em que somente jogadores do mesmo time podem acessar, como por exemplo a área em que as bandeira ficam situadas em cada território.</text:span></text:p>
      <text:p text:style-name="P1"/>
      <text:p text:style-name="P3">Semáforos</text:p>
      <text:p text:style-name="P2">Os semáforos serão implementados em áreas do mapa em que somente jogadores de um mesmo time poderão ent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4:57:29.768336312</meta:creation-date>
    <dc:date>2019-10-05T15:37:37.405992087</dc:date>
    <meta:editing-duration>PT9M25S</meta:editing-duration>
    <meta:editing-cycles>2</meta:editing-cycles>
    <meta:generator>LibreOffice/5.1.6.2$Linux_X86_64 LibreOffice_project/10m0$Build-2</meta:generator>
    <meta:document-statistic meta:table-count="0" meta:image-count="0" meta:object-count="0" meta:page-count="1" meta:paragraph-count="7" meta:word-count="305" meta:character-count="1805" meta:non-whitespace-character-count="1504"/>
  </office:meta>
</office:document-meta>
</file>